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C=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f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S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table:style-name="ce1" table:formula="of:=([.$B$7]/2)*([.$B18]*[.$B18]-2*[.$B18]*[.$B19]+[.$B19]*[.$B19])"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table:style-name="ce1" table:formula="of:=([.$B$7]/2)*([.$B19]*[.$B19]-2*[.$B19]*[.$B20]+[.$B20]*[.$B20])"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table:style-name="ce1" table:formula="of:=[.B9]*[.B18]" office:value-type="float" office:value="-129000" calcext:value-type="float">
            <text:p>-129000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table:style-name="ce1" table:formula="of:=([.$B$8]/2)*([.$B20]*[.$B20]-2*[.$B20]*[.$B21]+[.$B21]*[.$B21])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J=</text:p>
          </table:table-cell>
          <table:table-cell table:style-name="ce1" table:formula="of:=SUM([.B12:.B15])" office:value-type="float" office:value="-124500" calcext:value-type="float">
            <text:p>-124500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t1</text:p>
          </table:table-cell>
          <table:table-cell table:style-name="ce1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style-name="ce1" office:value-type="float" office:value="422.5" calcext:value-type="float">
            <text:p>42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style-name="ce1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tsr</text:p>
          </table:table-cell>
          <table:table-cell table:style-name="ce1"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9:02:10.942619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peg </meta:initial-creator>
    <meta:creation-date>2015-11-17T08:39:36.839365275</meta:creation-date>
    <meta:generator>LibreOffice/4.2.8.2$Linux_X86_64 LibreOffice_project/420m0$Build-2</meta:generator>
    <dc:date>2015-11-17T09:15:21.654823174</dc:date>
    <dc:creator>szympeg </dc:creator>
    <meta:editing-duration>PT17M27S</meta:editing-duration>
    <meta:editing-cycles>4</meta:editing-cycles>
    <meta:document-statistic meta:table-count="1" meta:cell-count="24" meta:object-count="0"/>
  </office:meta>
</office:document-meta>
</file>